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42.83mm"/>
    </style:style>
    <style:style style:name="co3" style:family="table-column">
      <style:table-column-properties fo:break-before="auto" style:column-width="40.1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/>
  </office:automatic-styles>
  <office:body>
    <office:spreadsheet>
      <table:calculation-settings table:automatic-find-labels="false"/>
      <table:table table:name="qxy_col2003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row table:style-name="ro1">
          <table:table-cell/>
          <table:table-cell table:style-name="Default" office:value-type="string" calcext:value-type="string">
            <text:p>qx</text:p>
          </table:table-cell>
          <table:table-cell table:style-name="Default" office:value-type="string" calcext:value-type="string">
            <text:p>q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0466" calcext:value-type="float">
            <text:p>0,0000466000</text:p>
          </table:table-cell>
          <table:table-cell office:value-type="float" office:value="0.0000516" calcext:value-type="float">
            <text:p>0,0000516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0466021716611994" calcext:value-type="float">
            <text:p>0,0000466022</text:p>
          </table:table-cell>
          <table:table-cell office:value-type="float" office:value="0.0000516026626973952" calcext:value-type="float">
            <text:p>0,00005160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466043435248165" calcext:value-type="float">
            <text:p>0,0000466043</text:p>
          </table:table-cell>
          <table:table-cell office:value-type="float" office:value="0.0000516053256696091" calcext:value-type="float">
            <text:p>0,00005160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466065155908796" calcext:value-type="float">
            <text:p>0,0000466065</text:p>
          </table:table-cell>
          <table:table-cell office:value-type="float" office:value="0.000051608" calcext:value-type="float">
            <text:p>0,00005160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46608687859417" calcext:value-type="float">
            <text:p>0,0000466087</text:p>
          </table:table-cell>
          <table:table-cell office:value-type="float" office:value="0.0000516106524386633" calcext:value-type="float">
            <text:p>0,00005161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46610860330457" calcext:value-type="float">
            <text:p>0,0000466109</text:p>
          </table:table-cell>
          <table:table-cell office:value-type="float" office:value="0.0000516133162355888" calcext:value-type="float">
            <text:p>0,00005161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46613" calcext:value-type="float">
            <text:p>0,0000466130</text:p>
          </table:table-cell>
          <table:table-cell office:value-type="float" office:value="0.000051515949337915" calcext:value-type="float">
            <text:p>0,00005151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046515173249514" calcext:value-type="float">
            <text:p>0,0000465152</text:p>
          </table:table-cell>
          <table:table-cell office:value-type="float" office:value="0.0000516186394907201" calcext:value-type="float">
            <text:p>0,00005161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466173742953999" calcext:value-type="float">
            <text:p>0,0000466174</text:p>
          </table:table-cell>
          <table:table-cell office:value-type="float" office:value="0.0000516213041122071" calcext:value-type="float">
            <text:p>0,00005162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0466195475762987" calcext:value-type="float">
            <text:p>0,0000466195</text:p>
          </table:table-cell>
          <table:table-cell office:value-type="float" office:value="0.000051624" calcext:value-type="float">
            <text:p>0,000051624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466217210598418" calcext:value-type="float">
            <text:p>0,0000466217</text:p>
          </table:table-cell>
          <table:table-cell office:value-type="float" office:value="0.0000516266341805738" calcext:value-type="float">
            <text:p>0,000051626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0466238947460574" calcext:value-type="float">
            <text:p>0,0000466239</text:p>
          </table:table-cell>
          <table:table-cell office:value-type="float" office:value="0.000058233" calcext:value-type="float">
            <text:p>0,000058233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046526" calcext:value-type="float">
            <text:p>0,0000465260</text:p>
          </table:table-cell>
          <table:table-cell office:value-type="float" office:value="0.0000645403829175915" calcext:value-type="float">
            <text:p>0,00006454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0605366610019027" calcext:value-type="float">
            <text:p>0,0000605367</text:p>
          </table:table-cell>
          <table:table-cell office:value-type="float" office:value="0.0000715493833844119" calcext:value-type="float">
            <text:p>0,000071549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0738491909460892" calcext:value-type="float">
            <text:p>0,0000738492</text:p>
          </table:table-cell>
          <table:table-cell office:value-type="float" office:value="0.0000794605250819549" calcext:value-type="float">
            <text:p>0,00007946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091868" calcext:value-type="float">
            <text:p>0,0000918680</text:p>
          </table:table-cell>
          <table:table-cell office:value-type="float" office:value="0.0000878739107463287" calcext:value-type="float">
            <text:p>0,00008787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1122934" calcext:value-type="float">
            <text:p>0,0001122934</text:p>
          </table:table-cell>
          <table:table-cell office:value-type="float" office:value="0.0000958890713583848" calcext:value-type="float">
            <text:p>0,000095889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1340265" calcext:value-type="float">
            <text:p>0,0001340265</text:p>
          </table:table-cell>
          <table:table-cell office:value-type="float" office:value="0.0001018043" calcext:value-type="float">
            <text:p>0,000101804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1552673" calcext:value-type="float">
            <text:p>0,0001552673</text:p>
          </table:table-cell>
          <table:table-cell office:value-type="float" office:value="0.0001041173" calcext:value-type="float">
            <text:p>0,000104117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1757166" calcext:value-type="float">
            <text:p>0,0001757166</text:p>
          </table:table-cell>
          <table:table-cell office:value-type="float" office:value="0.0001046287" calcext:value-type="float">
            <text:p>0,000104628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1918702" calcext:value-type="float">
            <text:p>0,0001918702</text:p>
          </table:table-cell>
          <table:table-cell office:value-type="float" office:value="0.0001045395" calcext:value-type="float">
            <text:p>0,000104539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02034255" calcext:value-type="float">
            <text:p>0,0002034255</text:p>
          </table:table-cell>
          <table:table-cell office:value-type="float" office:value="0.0001046506" calcext:value-type="float">
            <text:p>0,000104650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0211882" calcext:value-type="float">
            <text:p>0,0002118820</text:p>
          </table:table-cell>
          <table:table-cell office:value-type="float" office:value="0.0001045614" calcext:value-type="float">
            <text:p>0,000104561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02173378" calcext:value-type="float">
            <text:p>0,0002173378</text:p>
          </table:table-cell>
          <table:table-cell office:value-type="float" office:value="0.0001072768" calcext:value-type="float">
            <text:p>0,000107276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02198907" calcext:value-type="float">
            <text:p>0,0002198907</text:p>
          </table:table-cell>
          <table:table-cell office:value-type="float" office:value="0.0001147013" calcext:value-type="float">
            <text:p>0,000114701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02204403" calcext:value-type="float">
            <text:p>0,0002204403</text:p>
          </table:table-cell>
          <table:table-cell office:value-type="float" office:value="0.0001264364" calcext:value-type="float">
            <text:p>0,000126436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02203886" calcext:value-type="float">
            <text:p>0,0002203886</text:p>
          </table:table-cell>
          <table:table-cell office:value-type="float" office:value="0.0001410816" calcext:value-type="float">
            <text:p>0,000141081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02204372" calcext:value-type="float">
            <text:p>0,0002204372</text:p>
          </table:table-cell>
          <table:table-cell office:value-type="float" office:value="0.0001556326" calcext:value-type="float">
            <text:p>0,000155632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0226003" calcext:value-type="float">
            <text:p>0,0002260030</text:p>
          </table:table-cell>
          <table:table-cell office:value-type="float" office:value="0.0001694885" calcext:value-type="float">
            <text:p>0,000169488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02394989" calcext:value-type="float">
            <text:p>0,0002394989</text:p>
          </table:table-cell>
          <table:table-cell office:value-type="float" office:value="0.0001835518" calcext:value-type="float">
            <text:p>0,00018355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02575205" calcext:value-type="float">
            <text:p>0,0002575205</text:p>
          </table:table-cell>
          <table:table-cell office:value-type="float" office:value="0.000197422" calcext:value-type="float">
            <text:p>0,000197422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02809764" calcext:value-type="float">
            <text:p>0,0002809764</text:p>
          </table:table-cell>
          <table:table-cell office:value-type="float" office:value="0.0002130052" calcext:value-type="float">
            <text:p>0,000213005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3097734" calcext:value-type="float">
            <text:p>0,0003097734</text:p>
          </table:table-cell>
          <table:table-cell office:value-type="float" office:value="0.0002339143" calcext:value-type="float">
            <text:p>0,000233914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0341007" calcext:value-type="float">
            <text:p>0,0003410070</text:p>
          </table:table-cell>
          <table:table-cell office:value-type="float" office:value="0.000261359" calcext:value-type="float">
            <text:p>0,000261359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03724726" calcext:value-type="float">
            <text:p>0,0003724726</text:p>
          </table:table-cell>
          <table:table-cell office:value-type="float" office:value="0.000295147" calcext:value-type="float">
            <text:p>0,000295147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04039722" calcext:value-type="float">
            <text:p>0,0004039722</text:p>
          </table:table-cell>
          <table:table-cell office:value-type="float" office:value="0.0003340833" calcext:value-type="float">
            <text:p>0,000334083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04362129" calcext:value-type="float">
            <text:p>0,0004362129</text:p>
          </table:table-cell>
          <table:table-cell office:value-type="float" office:value="0.0003772748" calcext:value-type="float">
            <text:p>0,000377274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04759391" calcext:value-type="float">
            <text:p>0,0004759391</text:p>
          </table:table-cell>
          <table:table-cell office:value-type="float" office:value="0.0004263398" calcext:value-type="float">
            <text:p>0,000426339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05224638" calcext:value-type="float">
            <text:p>0,0005224638</text:p>
          </table:table-cell>
          <table:table-cell office:value-type="float" office:value="0.0004809926" calcext:value-type="float">
            <text:p>0,000480992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05757055" calcext:value-type="float">
            <text:p>0,0005757055</text:p>
          </table:table-cell>
          <table:table-cell office:value-type="float" office:value="0.0005419552" calcext:value-type="float">
            <text:p>0,000541955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06377014" calcext:value-type="float">
            <text:p>0,0006377014</text:p>
          </table:table-cell>
          <table:table-cell office:value-type="float" office:value="0.0006113632" calcext:value-type="float">
            <text:p>0,000611363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07108016" calcext:value-type="float">
            <text:p>0,0007108016</text:p>
          </table:table-cell>
          <table:table-cell office:value-type="float" office:value="0.0006891481" calcext:value-type="float">
            <text:p>0,000689148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07925274" calcext:value-type="float">
            <text:p>0,0007925274</text:p>
          </table:table-cell>
          <table:table-cell office:value-type="float" office:value="0.0007761537" calcext:value-type="float">
            <text:p>0,000776153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08824176" calcext:value-type="float">
            <text:p>0,0008824176</text:p>
          </table:table-cell>
          <table:table-cell office:value-type="float" office:value="0.0008724271" calcext:value-type="float">
            <text:p>0,000872427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09827449" calcext:value-type="float">
            <text:p>0,0009827449</text:p>
          </table:table-cell>
          <table:table-cell office:value-type="float" office:value="0.0009744926" calcext:value-type="float">
            <text:p>0,000974492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10985319" calcext:value-type="float">
            <text:p>0,0010985319</text:p>
          </table:table-cell>
          <table:table-cell office:value-type="float" office:value="0.0010851275" calcext:value-type="float">
            <text:p>0,001085127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12221809" calcext:value-type="float">
            <text:p>0,0012221809</text:p>
          </table:table-cell>
          <table:table-cell office:value-type="float" office:value="0.0012076361" calcext:value-type="float">
            <text:p>0,001207636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13816552" calcext:value-type="float">
            <text:p>0,0013816552</text:p>
          </table:table-cell>
          <table:table-cell office:value-type="float" office:value="0.0013210571" calcext:value-type="float">
            <text:p>0,001321057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15868474" calcext:value-type="float">
            <text:p>0,0015868474</text:p>
          </table:table-cell>
          <table:table-cell office:value-type="float" office:value="0.0014761688" calcext:value-type="float">
            <text:p>0,001476168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18143302" calcext:value-type="float">
            <text:p>0,0018143302</text:p>
          </table:table-cell>
          <table:table-cell office:value-type="float" office:value="0.0016408753" calcext:value-type="float">
            <text:p>0,001640875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20454427" calcext:value-type="float">
            <text:p>0,0020454427</text:p>
          </table:table-cell>
          <table:table-cell office:value-type="float" office:value="0.0018284283" calcext:value-type="float">
            <text:p>0,001828428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22635217" calcext:value-type="float">
            <text:p>0,0022635217</text:p>
          </table:table-cell>
          <table:table-cell office:value-type="float" office:value="0.0020240012" calcext:value-type="float">
            <text:p>0,002024001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25086099" calcext:value-type="float">
            <text:p>0,0025086099</text:p>
          </table:table-cell>
          <table:table-cell office:value-type="float" office:value="0.0022469525" calcext:value-type="float">
            <text:p>0,002246952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28286169" calcext:value-type="float">
            <text:p>0,0028286169</text:p>
          </table:table-cell>
          <table:table-cell office:value-type="float" office:value="0.0023690481" calcext:value-type="float">
            <text:p>0,002369048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31849712" calcext:value-type="float">
            <text:p>0,0031849712</text:p>
          </table:table-cell>
          <table:table-cell office:value-type="float" office:value="0.0024465591" calcext:value-type="float">
            <text:p>0,002446559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35957796" calcext:value-type="float">
            <text:p>0,0035957796</text:p>
          </table:table-cell>
          <table:table-cell office:value-type="float" office:value="0.0026999947" calcext:value-type="float">
            <text:p>0,002699994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41213479" calcext:value-type="float">
            <text:p>0,0041213479</text:p>
          </table:table-cell>
          <table:table-cell office:value-type="float" office:value="0.0029666449" calcext:value-type="float">
            <text:p>0,002966644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47478643" calcext:value-type="float">
            <text:p>0,0047478643</text:p>
          </table:table-cell>
          <table:table-cell office:value-type="float" office:value="0.0032997851" calcext:value-type="float">
            <text:p>0,003299785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054773498" calcext:value-type="float">
            <text:p>0,0054773498</text:p>
          </table:table-cell>
          <table:table-cell office:value-type="float" office:value="0.0037222925" calcext:value-type="float">
            <text:p>0,003722292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06168019" calcext:value-type="float">
            <text:p>0,0061680190</text:p>
          </table:table-cell>
          <table:table-cell office:value-type="float" office:value="0.0041689975" calcext:value-type="float">
            <text:p>0,004168997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68889809" calcext:value-type="float">
            <text:p>0,0068889809</text:p>
          </table:table-cell>
          <table:table-cell office:value-type="float" office:value="0.0047089861" calcext:value-type="float">
            <text:p>0,004708986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077869636" calcext:value-type="float">
            <text:p>0,0077869636</text:p>
          </table:table-cell>
          <table:table-cell office:value-type="float" office:value="0.0053250766" calcext:value-type="float">
            <text:p>0,005325076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088230772" calcext:value-type="float">
            <text:p>0,0088230772</text:p>
          </table:table-cell>
          <table:table-cell office:value-type="float" office:value="0.0060759292" calcext:value-type="float">
            <text:p>0,006075929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099649699" calcext:value-type="float">
            <text:p>0,0099649699</text:p>
          </table:table-cell>
          <table:table-cell office:value-type="float" office:value="0.0066349789" calcext:value-type="float">
            <text:p>0,006634978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11959645" calcext:value-type="float">
            <text:p>0,0111959645</text:p>
          </table:table-cell>
          <table:table-cell office:value-type="float" office:value="0.0077440942" calcext:value-type="float">
            <text:p>0,007744094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126759989" calcext:value-type="float">
            <text:p>0,0126759989</text:p>
          </table:table-cell>
          <table:table-cell office:value-type="float" office:value="0.0087608987" calcext:value-type="float">
            <text:p>0,008760898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142215903" calcext:value-type="float">
            <text:p>0,0142215903</text:p>
          </table:table-cell>
          <table:table-cell office:value-type="float" office:value="0.0097376819" calcext:value-type="float">
            <text:p>0,009737681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157207166" calcext:value-type="float">
            <text:p>0,0157207166</text:p>
          </table:table-cell>
          <table:table-cell office:value-type="float" office:value="0.0109589619" calcext:value-type="float">
            <text:p>0,010958961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174901588" calcext:value-type="float">
            <text:p>0,0174901588</text:p>
          </table:table-cell>
          <table:table-cell office:value-type="float" office:value="0.0119058247" calcext:value-type="float">
            <text:p>0,011905824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195863252" calcext:value-type="float">
            <text:p>0,0195863252</text:p>
          </table:table-cell>
          <table:table-cell office:value-type="float" office:value="0.0128714004" calcext:value-type="float">
            <text:p>0,012871400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20542832" calcext:value-type="float">
            <text:p>0,0220542832</text:p>
          </table:table-cell>
          <table:table-cell office:value-type="float" office:value="0.0140433987" calcext:value-type="float">
            <text:p>0,014043398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247933905" calcext:value-type="float">
            <text:p>0,0247933905</text:p>
          </table:table-cell>
          <table:table-cell office:value-type="float" office:value="0.0148970408" calcext:value-type="float">
            <text:p>0,014897040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282008156" calcext:value-type="float">
            <text:p>0,0282008156</text:p>
          </table:table-cell>
          <table:table-cell office:value-type="float" office:value="0.0162492492" calcext:value-type="float">
            <text:p>0,016249249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319782206" calcext:value-type="float">
            <text:p>0,0319782206</text:p>
          </table:table-cell>
          <table:table-cell office:value-type="float" office:value="0.0180496882" calcext:value-type="float">
            <text:p>0,018049688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363177941" calcext:value-type="float">
            <text:p>0,0363177941</text:p>
          </table:table-cell>
          <table:table-cell office:value-type="float" office:value="0.0200875091" calcext:value-type="float">
            <text:p>0,020087509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41371848" calcext:value-type="float">
            <text:p>0,0413718480</text:p>
          </table:table-cell>
          <table:table-cell office:value-type="float" office:value="0.022561488" calcext:value-type="float">
            <text:p>0,022561488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468785784" calcext:value-type="float">
            <text:p>0,0468785784</text:p>
          </table:table-cell>
          <table:table-cell office:value-type="float" office:value="0.0256688685" calcext:value-type="float">
            <text:p>0,025668868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528042527" calcext:value-type="float">
            <text:p>0,0528042527</text:p>
          </table:table-cell>
          <table:table-cell office:value-type="float" office:value="0.0285302624" calcext:value-type="float">
            <text:p>0,028530262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591442605" calcext:value-type="float">
            <text:p>0,0591442605</text:p>
          </table:table-cell>
          <table:table-cell office:value-type="float" office:value="0.0319100187" calcext:value-type="float">
            <text:p>0,031910018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660593694" calcext:value-type="float">
            <text:p>0,0660593694</text:p>
          </table:table-cell>
          <table:table-cell office:value-type="float" office:value="0.0359655879" calcext:value-type="float">
            <text:p>0,03596558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74217334" calcext:value-type="float">
            <text:p>0,0742173340</text:p>
          </table:table-cell>
          <table:table-cell office:value-type="float" office:value="0.0401893009" calcext:value-type="float">
            <text:p>0,040189300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833360895" calcext:value-type="float">
            <text:p>0,0833360895</text:p>
          </table:table-cell>
          <table:table-cell office:value-type="float" office:value="0.0470028492" calcext:value-type="float">
            <text:p>0,047002849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918541131" calcext:value-type="float">
            <text:p>0,0918541131</text:p>
          </table:table-cell>
          <table:table-cell office:value-type="float" office:value="0.0536453897" calcext:value-type="float">
            <text:p>0,053645389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1017093971" calcext:value-type="float">
            <text:p>0,1017093971</text:p>
          </table:table-cell>
          <table:table-cell office:value-type="float" office:value="0.0614935138" calcext:value-type="float">
            <text:p>0,061493513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1125826054" calcext:value-type="float">
            <text:p>0,1125826054</text:p>
          </table:table-cell>
          <table:table-cell office:value-type="float" office:value="0.0709959686" calcext:value-type="float">
            <text:p>0,070995968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1239204839" calcext:value-type="float">
            <text:p>0,1239204839</text:p>
          </table:table-cell>
          <table:table-cell office:value-type="float" office:value="0.0817810824" calcext:value-type="float">
            <text:p>0,081781082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1366130026" calcext:value-type="float">
            <text:p>0,1366130026</text:p>
          </table:table-cell>
          <table:table-cell office:value-type="float" office:value="0.0933832969" calcext:value-type="float">
            <text:p>0,093383296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1512757639" calcext:value-type="float">
            <text:p>0,1512757639</text:p>
          </table:table-cell>
          <table:table-cell office:value-type="float" office:value="0.1066908147" calcext:value-type="float">
            <text:p>0,106690814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1671243106" calcext:value-type="float">
            <text:p>0,1671243106</text:p>
          </table:table-cell>
          <table:table-cell office:value-type="float" office:value="0.1235085057" calcext:value-type="float">
            <text:p>0,123508505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1815246725" calcext:value-type="float">
            <text:p>0,1815246725</text:p>
          </table:table-cell>
          <table:table-cell office:value-type="float" office:value="0.1384369174" calcext:value-type="float">
            <text:p>0,138436917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1943699705" calcext:value-type="float">
            <text:p>0,1943699705</text:p>
          </table:table-cell>
          <table:table-cell office:value-type="float" office:value="0.1585969098" calcext:value-type="float">
            <text:p>0,158596909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2118022541" calcext:value-type="float">
            <text:p>0,2118022541</text:p>
          </table:table-cell>
          <table:table-cell office:value-type="float" office:value="0.1763003258" calcext:value-type="float">
            <text:p>0,176300325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2308264681" calcext:value-type="float">
            <text:p>0,2308264681</text:p>
          </table:table-cell>
          <table:table-cell office:value-type="float" office:value="0.1947610614" calcext:value-type="float">
            <text:p>0,194761061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2481009742" calcext:value-type="float">
            <text:p>0,2481009742</text:p>
          </table:table-cell>
          <table:table-cell office:value-type="float" office:value="0.2146958522" calcext:value-type="float">
            <text:p>0,214695852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2721229954" calcext:value-type="float">
            <text:p>0,2721229954</text:p>
          </table:table-cell>
          <table:table-cell office:value-type="float" office:value="0.2374185141" calcext:value-type="float">
            <text:p>0,237418514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2858367379" calcext:value-type="float">
            <text:p>0,2858367379</text:p>
          </table:table-cell>
          <table:table-cell office:value-type="float" office:value="0.2566866845" calcext:value-type="float">
            <text:p>0,256686684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3061670176" calcext:value-type="float">
            <text:p>0,3061670176</text:p>
          </table:table-cell>
          <table:table-cell office:value-type="float" office:value="0.275942378" calcext:value-type="float">
            <text:p>0,275942378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3269290807" calcext:value-type="float">
            <text:p>0,3269290807</text:p>
          </table:table-cell>
          <table:table-cell office:value-type="float" office:value="0.2996819198" calcext:value-type="float">
            <text:p>0,299681919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3455350082" calcext:value-type="float">
            <text:p>0,3455350082</text:p>
          </table:table-cell>
          <table:table-cell office:value-type="float" office:value="0.3213441559" calcext:value-type="float">
            <text:p>0,321344155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3580341582" calcext:value-type="float">
            <text:p>0,3580341582</text:p>
          </table:table-cell>
          <table:table-cell office:value-type="float" office:value="0.3510877868" calcext:value-type="float">
            <text:p>0,351087786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679733594" calcext:value-type="float">
            <text:p>0,3679733594</text:p>
          </table:table-cell>
          <table:table-cell office:value-type="float" office:value="0.3581239327" calcext:value-type="float">
            <text:p>0,358123932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387921654" calcext:value-type="float">
            <text:p>0,3879216540</text:p>
          </table:table-cell>
          <table:table-cell office:value-type="float" office:value="0.3732825298" calcext:value-type="float">
            <text:p>0,373282529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4225964912" calcext:value-type="float">
            <text:p>0,4225964912</text:p>
          </table:table-cell>
          <table:table-cell office:value-type="float" office:value="0.3995027063" calcext:value-type="float">
            <text:p>0,399502706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4743963701" calcext:value-type="float">
            <text:p>0,4743963701</text:p>
          </table:table-cell>
          <table:table-cell office:value-type="float" office:value="0.4381296236" calcext:value-type="float">
            <text:p>0,438129623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5447818714" calcext:value-type="float">
            <text:p>0,5447818714</text:p>
          </table:table-cell>
          <table:table-cell office:value-type="float" office:value="0.4907432372" calcext:value-type="float">
            <text:p>0,490743237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352861497" calcext:value-type="float">
            <text:p>0,6352861497</text:p>
          </table:table-cell>
          <table:table-cell office:value-type="float" office:value="0.5587223154" calcext:value-type="float">
            <text:p>0,558722315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7409470752" calcext:value-type="float">
            <text:p>0,7409470752</text:p>
          </table:table-cell>
          <table:table-cell office:value-type="float" office:value="0.6418716257" calcext:value-type="float">
            <text:p>0,641871625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8494623656" calcext:value-type="float">
            <text:p>0,8494623656</text:p>
          </table:table-cell>
          <table:table-cell office:value-type="float" office:value="0.7364600782" calcext:value-type="float">
            <text:p>0,736460078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9523809524" calcext:value-type="float">
            <text:p>0,9523809524</text:p>
          </table:table-cell>
          <table:table-cell office:value-type="float" office:value="0.8347457627" calcext:value-type="float">
            <text:p>0,834745762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,0000000000</text:p>
          </table:table-cell>
          <table:table-cell office:value-type="float" office:value="0.9230769231" calcext:value-type="float">
            <text:p>0,923076923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float" office:value="1" calcext:value-type="float">
            <text:p>1,000000000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 office:value-type="float" office:value="1" calcext:value-type="float">
            <text:p>1,000000000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float" office:value="1" calcext:value-type="float">
            <text:p>1,000000000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float" office:value="1" calcext:value-type="float">
            <text:p>1,000000000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float" office:value="1" calcext:value-type="float">
            <text:p>1,000000000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office:value-type="float" office:value="1" calcext:value-type="float">
            <text:p>1,000000000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 office:value-type="float" office:value="1" calcext:value-type="float">
            <text:p>1,000000000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 office:value-type="float" office:value="1" calcext:value-type="float">
            <text:p>1,000000000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 office:value-type="float" office:value="1" calcext:value-type="float">
            <text:p>1,000000000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float" office:value="1" calcext:value-type="float">
            <text:p>1,00000000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float" office:value="1" calcext:value-type="float">
            <text:p>1,000000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7P0"/>
    </number:currency-style>
    <number:number-style style:name="N108">
      <number:number number:decimal-places="10" loext:min-decimal-places="10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9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09T12:10:31.331470183</dc:date>
    <meta:editing-duration>PT4M27S</meta:editing-duration>
    <meta:editing-cycles>2</meta:editing-cycles>
    <meta:generator>LibreOffice/5.1.4.2$Linux_X86_64 LibreOffice_project/10m0$Build-2</meta:generator>
    <meta:document-statistic meta:table-count="1" meta:cell-count="365" meta:object-count="0"/>
  </office:meta>
</office:document-meta>
</file>